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03F000019F8000016E1F6640E0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8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7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625cm"/>
    </style:style>
    <style:style style:name="gr9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333333" fo:font-style="normal" style:font-style-asian="normal" style:font-style-complex="normal"/>
    </style:style>
    <style:style style:name="P5" style:family="paragraph">
      <style:text-properties fo:color="#333333" fo:font-family="'DejaVu Sans Mono'" style:font-family-generic="modern" style:font-pitch="fixe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333333" fo:font-family="'DejaVu Sans Mono'" style:font-family-generic="modern" style:font-pitch="fixe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2cm" svg:height="1.76cm" svg:x="8.175cm" svg:y="6.75cm">
          <draw:image xlink:href="Pictures/2000003F000019F8000016E1F6640E0E.svm" xlink:type="simple" xlink:show="embed" xlink:actuate="onLoad">
            <text:p/>
          </draw:image>
        </draw:frame>
        <draw:g>
          <draw:path draw:style-name="gr2" draw:text-style-name="P1" draw:layer="layout" svg:width="2.761cm" svg:height="2.051cm" svg:x="8.354cm" svg:y="0.346cm" svg:viewBox="0 0 2762 2052" svg:d="m2458 1418c338 607-476 559-727 512-270 203-608 134-743-68-215 184-874 211-743-337-270-135-404-607 67-810-158-396 388-615 676-405 135-472 723-358 862 28 338-202 1031 106 608 405 405 202 405 540 0 675z">
            <text:p/>
          </draw:path>
          <draw:path draw:style-name="gr3" draw:text-style-name="P1" draw:layer="layout" svg:width="0.115cm" svg:height="0.185cm" svg:x="10.902cm" svg:y="1.84cm" svg:viewBox="0 0 116 186" svg:d="m54 0c32 64 52 122 62 175l-29 5-29 6c-9-47-28-100-58-160l27-13z">
            <text:p/>
          </draw:path>
          <draw:path draw:style-name="gr3" draw:text-style-name="P1" draw:layer="layout" svg:width="0.101cm" svg:height="0.182cm" svg:x="10.924cm" svg:y="2.082cm" svg:viewBox="0 0 102 183" svg:d="m102 0v11c0 35-5 66-14 94-10 29-23 55-41 78l-23-18-24-17c14-19 25-39 31-61 8-23 12-48 12-76v-9l29-1z">
            <text:p/>
          </draw:path>
          <draw:path draw:style-name="gr3" draw:text-style-name="P1" draw:layer="layout" svg:width="0.184cm" svg:height="0.132cm" svg:x="10.742cm" svg:y="2.268cm" svg:viewBox="0 0 185 133" svg:d="m185 44c-22 20-48 38-76 52s-58 27-91 37l-9-28-9-28c29-9 56-20 81-33 25-13 46-27 66-44l19 22z">
            <text:p/>
          </draw:path>
          <draw:path draw:style-name="gr3" draw:text-style-name="P1" draw:layer="layout" svg:width="0.184cm" svg:height="0.082cm" svg:x="10.516cm" svg:y="2.36cm" svg:viewBox="0 0 185 83" svg:d="m185 57c-58 14-119 22-181 26l-2-29-2-30c58-4 117-11 172-24l6 28z">
            <text:p/>
          </draw:path>
          <draw:path draw:style-name="gr3" draw:text-style-name="P1" draw:layer="layout" svg:width="0.18cm" svg:height="0.064cm" svg:x="10.277cm" svg:y="2.38cm" svg:viewBox="0 0 181 65" svg:d="m181 65h-36c-50 0-100-2-145-6l3-29 2-30c44 4 91 6 140 6 12 0 23 0 36-1v30z">
            <text:p/>
          </draw:path>
          <draw:path draw:style-name="gr3" draw:text-style-name="P1" draw:layer="layout" svg:width="0.175cm" svg:height="0.112cm" svg:x="10.048cm" svg:y="2.363cm" svg:viewBox="0 0 176 113" svg:d="m168 70c-21-3-40-6-58-9-27 19-54 37-81 52l-14-26-15-26c29-16 58-34 87-55l2-2c4-4 10-4 15-4 2 0 3 0 5 1 20 4 43 7 67 10l-4 29zm-73 19c4 1 7 1 11 2 4-2 7-5 11-7l-17-24z">
            <text:p/>
          </draw:path>
          <draw:path draw:style-name="gr3" draw:text-style-name="P1" draw:layer="layout" svg:width="0.185cm" svg:height="0.109cm" svg:x="9.835cm" svg:y="2.451cm" svg:viewBox="0 0 186 110" svg:d="m186 54c-59 27-118 46-175 56l-6-29-5-29c53-10 107-27 162-52l12 27z">
            <text:p/>
          </draw:path>
          <draw:path draw:style-name="gr3" draw:text-style-name="P1" draw:layer="layout" svg:width="0.185cm" svg:height="0.075cm" svg:x="9.599cm" svg:y="2.494cm" svg:viewBox="0 0 186 76" svg:d="m186 74c-15 1-30 2-45 2-49 0-97-6-141-19l8-29 8-28c39 11 81 17 125 17 14 0 27-1 40-2l3 29z">
            <text:p/>
          </draw:path>
          <draw:path draw:style-name="gr3" draw:text-style-name="P1" draw:layer="layout" svg:width="0.176cm" svg:height="0.149cm" svg:x="9.387cm" svg:y="2.38cm" svg:viewBox="0 0 177 150" svg:d="m153 150c-58-25-110-63-153-110l22-20 22-20c37 41 82 73 133 96l-12 26z">
            <text:p/>
          </draw:path>
          <draw:path draw:style-name="gr3" draw:text-style-name="P1" draw:layer="layout" svg:width="0.185cm" svg:height="0.124cm" svg:x="9.204cm" svg:y="2.34cm" svg:viewBox="0 0 186 125" svg:d="m186 46c-24 18-50 34-79 47s-60 24-92 32l-8-29-7-29c29-7 57-16 82-27s47-25 67-40l19 23z">
            <text:p/>
          </draw:path>
          <draw:path draw:style-name="gr3" draw:text-style-name="P1" draw:layer="layout" svg:width="0.185cm" svg:height="0.064cm" svg:x="8.971cm" svg:y="2.418cm" svg:viewBox="0 0 186 65" svg:d="m186 58c-31 5-63 7-95 7-30 0-60-2-91-6l4-29 4-29c27 3 56 5 83 5 29 0 58-2 87-6l3 29z">
            <text:p/>
          </draw:path>
          <draw:path draw:style-name="gr3" draw:text-style-name="P1" draw:layer="layout" svg:width="0.186cm" svg:height="0.115cm" svg:x="8.736cm" svg:y="2.351cm" svg:viewBox="0 0 187 116" svg:d="m175 116c-62-13-121-35-175-65l15-26 14-25c48 27 103 47 158 58l-6 29z">
            <text:p/>
          </draw:path>
          <draw:path draw:style-name="gr3" draw:text-style-name="P1" draw:layer="layout" svg:width="0.161cm" svg:height="0.169cm" svg:x="8.557cm" svg:y="2.199cm" svg:viewBox="0 0 162 170" svg:d="m126 170c-50-38-94-84-126-140l26-15 25-15c29 49 66 90 111 122l-18 23z">
            <text:p/>
          </draw:path>
          <draw:path draw:style-name="gr3" draw:text-style-name="P1" draw:layer="layout" svg:width="0.086cm" svg:height="0.183cm" svg:x="8.498cm" svg:y="1.988cm" svg:viewBox="0 0 87 184" svg:d="m32 184c-21-52-32-112-32-178v-6h30l30 1v5c0 58 9 110 27 156l-27 11z">
            <text:p/>
          </draw:path>
          <draw:path draw:style-name="gr3" draw:text-style-name="P1" draw:layer="layout" svg:width="0.186cm" svg:height="0.15cm" svg:x="8.375cm" svg:y="1.796cm" svg:viewBox="0 0 187 151" svg:d="m127 127 27 3 3-6-29-4c-1 2-1 5-1 7zm58 7-29-4h-2l-10 21c-53-26-102-64-144-111l22-20 22-20c37 41 79 75 126 97 1 1 2 1 2 2 0 6 8 6 11 10s4 10 4 15c0 2 0 2-1 4 0 2 0 4-1 6z">
            <text:p/>
          </draw:path>
          <draw:path draw:style-name="gr3" draw:text-style-name="P1" draw:layer="layout" svg:width="0.13cm" svg:height="0.183cm" svg:x="8.253cm" svg:y="1.603cm" svg:viewBox="0 0 131 184" svg:d="m83 184c-36-49-64-106-83-166l28-10 28-8c18 54 43 105 75 150l-25 17z">
            <text:p/>
          </draw:path>
          <draw:path draw:style-name="gr3" draw:text-style-name="P1" draw:layer="layout" svg:width="0.069cm" svg:height="0.186cm" svg:x="8.225cm" svg:y="1.374cm" svg:viewBox="0 0 70 187" svg:d="m12 187c-8-38-12-77-12-116 0-24 2-47 5-71l29 4 30 4c-4 21-5 43-5 63 0 35 4 70 11 104l-29 6z">
            <text:p/>
          </draw:path>
          <draw:path draw:style-name="gr3" draw:text-style-name="P1" draw:layer="layout" svg:width="0.128cm" svg:height="0.183cm" svg:x="8.242cm" svg:y="1.143cm" svg:viewBox="0 0 129 184" svg:d="m0 169c16-59 42-116 82-169l24 18 23 18c-35 47-58 96-72 148l-29-7z">
            <text:p/>
          </draw:path>
          <draw:path draw:style-name="gr3" draw:text-style-name="P1" draw:layer="layout" svg:width="0.175cm" svg:height="0.151cm" svg:x="8.364cm" svg:y="0.986cm" svg:viewBox="0 0 176 152" svg:d="m0 111c39-41 88-79 147-111l15 25 14 26c-53 30-98 64-133 101l-22-20z">
            <text:p/>
          </draw:path>
          <draw:path draw:style-name="gr3" draw:text-style-name="P1" draw:layer="layout" svg:width="0.092cm" svg:height="0.19cm" svg:x="8.537cm" svg:y="0.82cm" svg:viewBox="0 0 93 191" svg:d="m32 137 12 27 19-9-12-26c-6 2-13 5-19 8zm24 54-12-27v0l-8 3c-25-60-36-116-36-167h30 29c0 44 10 93 31 145 2 3 3 7 3 10 0 7-2 11-4 16s-6 7-11 10c-1 1-2 1-4 2-6 2-12 5-18 8z">
            <text:p/>
          </draw:path>
          <draw:path draw:style-name="gr3" draw:text-style-name="P1" draw:layer="layout" svg:width="0.131cm" svg:height="0.179cm" svg:x="8.543cm" svg:y="0.588cm" svg:viewBox="0 0 132 180" svg:d="m0 169c6-34 18-64 33-92s34-54 57-77l21 21 21 20c-19 19-35 41-47 64-13 23-22 48-27 75l-29-5z">
            <text:p/>
          </draw:path>
          <draw:path draw:style-name="gr3" draw:text-style-name="P1" draw:layer="layout" svg:width="0.184cm" svg:height="0.125cm" svg:x="8.681cm" svg:y="0.467cm" svg:viewBox="0 0 185 126" svg:d="m0 79c49-36 107-63 171-79l7 28 7 29c-56 14-107 38-150 69l-17-23z">
            <text:p/>
          </draw:path>
          <draw:path draw:style-name="gr3" draw:text-style-name="P1" draw:layer="layout" svg:width="0.186cm" svg:height="0.066cm" svg:x="8.913cm" svg:y="0.447cm" svg:viewBox="0 0 187 67" svg:d="m0 7c29-5 59-7 88-7 33 0 66 3 99 8l-5 30-5 29c-29-5-59-7-89-7-27 0-53 1-79 5l-4-29z">
            <text:p/>
          </draw:path>
          <draw:path draw:style-name="gr3" draw:text-style-name="P1" draw:layer="layout" svg:width="0.193cm" svg:height="0.142cm" svg:x="9.145cm" svg:y="0.469cm" svg:viewBox="0 0 194 143" svg:d="m16 0c58 16 115 42 165 78l-14 20 27 9c-1 2-1 3-2 4-1 2-1 4-2 6-18 53-6 8-11 11s-10 4-15 4-10-2-15-4c0-1-1-1-2-2-45-32-95-54-147-69l8-29zm156 74 3-4-2-1-27-9c-1 2-2 3-2 5z">
            <text:p/>
          </draw:path>
          <draw:path draw:style-name="gr3" draw:text-style-name="P1" draw:layer="layout" svg:width="0.154cm" svg:height="0.171cm" svg:x="9.308cm" svg:y="0.352cm" svg:viewBox="0 0 155 172" svg:d="m0 145c15-29 32-55 53-80 20-24 42-46 66-65l18 24 18 23c-20 17-39 35-57 56-17 21-33 44-45 69l-27-13z">
            <text:p/>
          </draw:path>
          <draw:path draw:style-name="gr3" draw:text-style-name="P1" draw:layer="layout" svg:width="0.186cm" svg:height="0.111cm" svg:x="9.479cm" svg:y="0.256cm" svg:viewBox="0 0 187 112" svg:d="m0 60c54-31 115-51 178-60l4 29 5 29c-56 9-110 26-157 54l-15-26z">
            <text:p/>
          </draw:path>
          <draw:path draw:style-name="gr3" draw:text-style-name="P1" draw:layer="layout" svg:width="0.184cm" svg:height="0.081cm" svg:x="9.72cm" svg:y="0.25cm" svg:viewBox="0 0 185 82" svg:d="m0 0h18c56 0 112 8 167 25l-9 29-8 28c-49-15-100-23-150-23-6 0-11 0-16 1l-1-30z">
            <text:p/>
          </draw:path>
          <draw:path draw:style-name="gr3" draw:text-style-name="P1" draw:layer="layout" svg:width="0.179cm" svg:height="0.144cm" svg:x="9.939cm" svg:y="0.297cm" svg:viewBox="0 0 180 145" svg:d="m24 0c56 24 110 59 156 103l-20 21-21 21c-40-39-88-69-139-91l12-27z">
            <text:p/>
          </draw:path>
          <draw:path draw:style-name="gr3" draw:text-style-name="P1" draw:layer="layout" svg:width="0.13cm" svg:height="0.188cm" svg:x="10.116cm" svg:y="0.445cm" svg:viewBox="0 0 131 189" svg:d="m45 0c35 43 65 93 86 149l-14 5 14 24c-5 3-8 5-13 7s-9 4-15 4-10-1-14-4-9-6-12-10c0-2 0-4-1-5-19-51-45-94-76-132l22-19zm81 140 14-5-1-2-13-26c-5 3-10 5-14 8z">
            <text:p/>
          </draw:path>
          <draw:path draw:style-name="gr3" draw:text-style-name="P1" draw:layer="layout" svg:width="0.184cm" svg:height="0.088cm" svg:x="10.277cm" svg:y="0.512cm" svg:viewBox="0 0 185 89" svg:d="m0 34c57-22 120-32 184-34l1 30v29c-57 1-113 11-165 30l-10-28z">
            <text:p/>
          </draw:path>
          <draw:path draw:style-name="gr3" draw:text-style-name="P1" draw:layer="layout" svg:width="0.185cm" svg:height="0.089cm" svg:x="10.518cm" svg:y="0.513cm" svg:viewBox="0 0 186 90" svg:d="m4 0c62 4 123 16 182 34l-9 28-9 28c-54-17-111-27-168-31l2-30z">
            <text:p/>
          </draw:path>
          <draw:path draw:style-name="gr3" draw:text-style-name="P1" draw:layer="layout" svg:width="0.184cm" svg:height="0.137cm" svg:x="10.74cm" svg:y="0.568cm" svg:viewBox="0 0 185 138" svg:d="m21 0c61 24 116 54 164 90l-19 24-17 24c-43-33-95-61-149-84l11-27z">
            <text:p/>
          </draw:path>
          <draw:path draw:style-name="gr3" draw:text-style-name="P1" draw:layer="layout" svg:width="0.142cm" svg:height="0.177cm" svg:x="10.93cm" svg:y="0.699cm" svg:viewBox="0 0 143 178" svg:d="m41 0c26 24 47 51 64 77 18 28 31 57 38 87l-28 7-29 7c-6-23-17-47-31-69-14-23-33-45-55-66l21-22z">
            <text:p/>
          </draw:path>
          <draw:path draw:style-name="gr3" draw:text-style-name="P1" draw:layer="layout" svg:width="0.118cm" svg:height="0.178cm" svg:x="10.962cm" svg:y="0.927cm" svg:viewBox="0 0 119 179" svg:d="m119 1c-1 30-7 60-19 90-12 29-30 59-55 88l-23-19-22-19c20-24 35-48 45-72 9-23 14-46 15-69l29 1z">
            <text:p/>
          </draw:path>
          <draw:path draw:style-name="gr3" draw:text-style-name="P1" draw:layer="layout" svg:width="0.162cm" svg:height="0.168cm" svg:x="10.971cm" svg:y="1.1cm" svg:viewBox="0 0 163 169" svg:d="m32 0c24 15 48 35 70 59 21 23 42 49 61 78l-25 16-25 16c-17-26-35-50-54-69s-39-37-59-50l16-26z">
            <text:p/>
          </draw:path>
          <draw:path draw:style-name="gr3" draw:text-style-name="P1" draw:layer="layout" svg:width="0.108cm" svg:height="0.185cm" svg:x="11.112cm" svg:y="1.292cm" svg:viewBox="0 0 109 186" svg:d="m53 0c27 55 48 116 56 178l-29 4-29 4c-8-55-26-109-51-159l26-13z">
            <text:p/>
          </draw:path>
          <draw:path draw:style-name="gr3" draw:text-style-name="P1" draw:layer="layout" svg:width="0.102cm" svg:height="0.183cm" svg:x="11.122cm" svg:y="1.532cm" svg:viewBox="0 0 103 184" svg:d="m103 1c0 32-5 63-13 94-9 31-22 61-40 89l-25-16-25-16c15-23 25-48 33-73 7-25 11-52 11-79l30 1z">
            <text:p/>
          </draw:path>
          <draw:path draw:style-name="gr3" draw:text-style-name="P1" draw:layer="layout" svg:width="0.179cm" svg:height="0.141cm" svg:x="10.952cm" svg:y="1.726cm" svg:viewBox="0 0 180 142" svg:d="m180 41c-20 20-43 39-69 56s-56 32-90 45l-10-27-11-28c29-11 56-24 79-40 22-14 41-29 58-47l21 21z">
            <text:p/>
          </draw:path>
        </draw:g>
        <draw:frame draw:style-name="gr4" draw:text-style-name="P1" draw:layer="layout" svg:width="2cm" svg:height="1.32cm" svg:x="5.125cm" svg:y="2.75cm">
          <draw:image xlink:href="Pictures/2000003F000019F8000016E1B25DA732.svm" xlink:type="simple" xlink:show="embed" xlink:actuate="onLoad">
            <text:p/>
          </draw:image>
        </draw:frame>
        <draw:frame draw:style-name="gr5" draw:text-style-name="P2" draw:layer="layout" svg:width="1.836cm" svg:height="0.625cm" svg:x="4.525cm" svg:y="8.375cm">
          <draw:text-box>
            <text:p><text:span text:style-name="T1">Spoke21</text:span></text:p>
          </draw:text-box>
        </draw:frame>
        <draw:frame draw:style-name="gr6" draw:text-style-name="P3" draw:layer="layout" svg:width="2.447cm" svg:height="0.662cm" svg:x="8.625cm" svg:y="0.963cm">
          <draw:text-box>
            <text:p text:style-name="P1"><text:span text:style-name="T2">Internet</text:span></text:p>
          </draw:text-box>
        </draw:frame>
        <draw:line draw:style-name="gr7" draw:text-style-name="P1" draw:layer="layout" svg:x1="6.825cm" svg:y1="3cm" svg:x2="8.625cm" svg:y2="2cm">
          <text:p/>
        </draw:line>
        <draw:frame draw:style-name="gr8" draw:text-style-name="P2" draw:layer="layout" svg:width="1.264cm" svg:height="0.625cm" svg:x="6.775cm" svg:y="6cm">
          <draw:text-box>
            <text:p><text:span text:style-name="T1">Hub2</text:span></text:p>
          </draw:text-box>
        </draw:frame>
        <draw:frame draw:style-name="gr4" draw:text-style-name="P1" draw:layer="layout" svg:width="2cm" svg:height="1.32cm" svg:x="12.225cm" svg:y="2.75cm">
          <draw:image xlink:href="Pictures/2000003F000019F8000016E1B25DA732.svm" xlink:type="simple" xlink:show="embed" xlink:actuate="onLoad">
            <text:p/>
          </draw:image>
        </draw:frame>
        <draw:frame draw:style-name="gr4" draw:text-style-name="P1" draw:layer="layout" svg:width="2cm" svg:height="1.32cm" svg:x="6.225cm" svg:y="4.75cm">
          <draw:image xlink:href="Pictures/2000003F000019F8000016E1B25DA732.svm" xlink:type="simple" xlink:show="embed" xlink:actuate="onLoad">
            <text:p/>
          </draw:image>
        </draw:frame>
        <draw:frame draw:style-name="gr4" draw:text-style-name="P1" draw:layer="layout" svg:width="2cm" svg:height="1.32cm" svg:x="13.35cm" svg:y="4.75cm">
          <draw:image xlink:href="Pictures/2000003F000019F8000016E1B25DA732.svm" xlink:type="simple" xlink:show="embed" xlink:actuate="onLoad">
            <text:p/>
          </draw:image>
        </draw:frame>
        <draw:line draw:style-name="gr9" draw:text-style-name="P1" draw:layer="layout" svg:x1="6.875cm" svg:y1="3.5cm" svg:x2="13.75cm" svg:y2="5.5cm">
          <text:p/>
        </draw:line>
        <draw:line draw:style-name="gr9" draw:text-style-name="P1" draw:layer="layout" svg:x1="8cm" svg:y1="5.5cm" svg:x2="13.751cm" svg:y2="5.5cm">
          <text:p/>
        </draw:line>
        <draw:line draw:style-name="gr9" draw:text-style-name="P1" draw:layer="layout" svg:x1="6.375cm" svg:y1="3.75cm" svg:x2="7cm" svg:y2="4.875cm">
          <text:p/>
        </draw:line>
        <draw:line draw:style-name="gr10" draw:text-style-name="P1" draw:layer="layout" svg:x1="12.625cm" svg:y1="3.5cm" svg:x2="8cm" svg:y2="5.5cm">
          <text:p/>
        </draw:line>
        <draw:line draw:style-name="gr10" draw:text-style-name="P1" draw:layer="layout" svg:x1="13.375cm" svg:y1="3.75cm" svg:x2="14.125cm" svg:y2="4.875cm">
          <text:p/>
        </draw:line>
        <draw:line draw:style-name="gr10" draw:text-style-name="P1" draw:layer="layout" svg:x1="8cm" svg:y1="5.625cm" svg:x2="13.75cm" svg:y2="5.625cm">
          <text:p/>
        </draw:line>
        <draw:line draw:style-name="gr7" draw:text-style-name="P1" draw:layer="layout" svg:x1="10.825cm" svg:y1="2cm" svg:x2="12.625cm" svg:y2="3cm">
          <text:p/>
        </draw:line>
        <draw:g>
          <draw:line draw:style-name="gr7" draw:text-style-name="P1" draw:layer="layout" svg:x1="8.48cm" svg:y1="6.489cm" svg:x2="8.263cm" svg:y2="6.638cm">
            <text:p/>
          </draw:line>
          <draw:line draw:style-name="gr7" draw:text-style-name="P1" draw:layer="layout" svg:x1="7.525cm" svg:y1="5.75cm" svg:x2="8.263cm" svg:y2="6.636cm">
            <text:p/>
          </draw:line>
          <draw:line draw:style-name="gr7" draw:text-style-name="P1" draw:layer="layout" svg:x1="8.48cm" svg:y1="6.489cm" svg:x2="9.175cm" svg:y2="7.375cm">
            <text:p/>
          </draw:line>
        </draw:g>
        <draw:frame draw:style-name="gr1" draw:text-style-name="P1" draw:layer="layout" svg:width="2cm" svg:height="1.76cm" svg:x="4.425cm" svg:y="6.75cm">
          <draw:image xlink:href="Pictures/2000003F000019F8000016E1F6640E0E.svm" xlink:type="simple" xlink:show="embed" xlink:actuate="onLoad">
            <text:p/>
          </draw:image>
        </draw:frame>
        <draw:g>
          <draw:line draw:style-name="gr7" draw:text-style-name="P1" draw:layer="layout" svg:x1="6.48cm" svg:y1="6.636cm" svg:x2="6.263cm" svg:y2="6.487cm">
            <text:p/>
          </draw:line>
          <draw:line draw:style-name="gr7" draw:text-style-name="P1" draw:layer="layout" svg:x1="5.525cm" svg:y1="7.375cm" svg:x2="6.263cm" svg:y2="6.489cm">
            <text:p/>
          </draw:line>
          <draw:line draw:style-name="gr7" draw:text-style-name="P1" draw:layer="layout" svg:x1="6.48cm" svg:y1="6.636cm" svg:x2="7.175cm" svg:y2="5.75cm">
            <text:p/>
          </draw:line>
        </draw:g>
        <draw:frame draw:style-name="gr1" draw:text-style-name="P1" draw:layer="layout" svg:width="2cm" svg:height="1.76cm" svg:x="15.375cm" svg:y="6.75cm">
          <draw:image xlink:href="Pictures/2000003F000019F8000016E1F6640E0E.svm" xlink:type="simple" xlink:show="embed" xlink:actuate="onLoad">
            <text:p/>
          </draw:image>
        </draw:frame>
        <draw:g>
          <draw:line draw:style-name="gr7" draw:text-style-name="P1" draw:layer="layout" svg:x1="15.68cm" svg:y1="6.489cm" svg:x2="15.463cm" svg:y2="6.638cm">
            <text:p/>
          </draw:line>
          <draw:line draw:style-name="gr7" draw:text-style-name="P1" draw:layer="layout" svg:x1="14.725cm" svg:y1="5.75cm" svg:x2="15.463cm" svg:y2="6.636cm">
            <text:p/>
          </draw:line>
          <draw:line draw:style-name="gr7" draw:text-style-name="P1" draw:layer="layout" svg:x1="15.68cm" svg:y1="6.489cm" svg:x2="16.375cm" svg:y2="7.375cm">
            <text:p/>
          </draw:line>
        </draw:g>
        <draw:frame draw:style-name="gr1" draw:text-style-name="P1" draw:layer="layout" svg:width="2cm" svg:height="1.76cm" svg:x="11.625cm" svg:y="6.75cm">
          <draw:image xlink:href="Pictures/2000003F000019F8000016E1F6640E0E.svm" xlink:type="simple" xlink:show="embed" xlink:actuate="onLoad">
            <text:p/>
          </draw:image>
        </draw:frame>
        <draw:g>
          <draw:line draw:style-name="gr7" draw:text-style-name="P1" draw:layer="layout" svg:x1="13.68cm" svg:y1="6.636cm" svg:x2="13.463cm" svg:y2="6.487cm">
            <text:p/>
          </draw:line>
          <draw:line draw:style-name="gr7" draw:text-style-name="P1" draw:layer="layout" svg:x1="12.725cm" svg:y1="7.375cm" svg:x2="13.463cm" svg:y2="6.489cm">
            <text:p/>
          </draw:line>
          <draw:line draw:style-name="gr7" draw:text-style-name="P1" draw:layer="layout" svg:x1="13.68cm" svg:y1="6.636cm" svg:x2="14.375cm" svg:y2="5.75cm">
            <text:p/>
          </draw:line>
        </draw:g>
        <draw:frame draw:style-name="gr1" draw:text-style-name="P1" draw:layer="layout" svg:width="2cm" svg:height="1.76cm" svg:x="15.75cm" svg:y="0.49cm">
          <draw:image xlink:href="Pictures/2000003F000019F8000016E1F6640E0E.svm" xlink:type="simple" xlink:show="embed" xlink:actuate="onLoad">
            <text:p/>
          </draw:image>
        </draw:frame>
        <draw:frame draw:style-name="gr5" draw:text-style-name="P2" draw:layer="layout" svg:width="1.836cm" svg:height="0.625cm" svg:x="8.375cm" svg:y="8.375cm">
          <draw:text-box>
            <text:p><text:span text:style-name="T1">Spoke22</text:span></text:p>
          </draw:text-box>
        </draw:frame>
        <draw:frame draw:style-name="gr8" draw:text-style-name="P2" draw:layer="layout" svg:width="1.264cm" svg:height="0.625cm" svg:x="13.875cm" svg:y="6cm">
          <draw:text-box>
            <text:p><text:span text:style-name="T1">Hub3</text:span></text:p>
          </draw:text-box>
        </draw:frame>
        <draw:g>
          <draw:line draw:style-name="gr7" draw:text-style-name="P1" draw:layer="layout" svg:x1="15.022cm" svg:y1="2.214cm" svg:x2="15.228cm" svg:y2="2.398cm">
            <text:p/>
          </draw:line>
          <draw:line draw:style-name="gr7" draw:text-style-name="P1" draw:layer="layout" svg:x1="14cm" svg:y1="3.024cm" svg:x2="15.227cm" svg:y2="2.398cm">
            <text:p/>
          </draw:line>
          <draw:line draw:style-name="gr7" draw:text-style-name="P1" draw:layer="layout" svg:x1="15.022cm" svg:y1="2.214cm" svg:x2="16.249cm" svg:y2="1.625cm">
            <text:p/>
          </draw:line>
        </draw:g>
        <draw:frame draw:style-name="gr1" draw:text-style-name="P1" draw:layer="layout" svg:width="2cm" svg:height="1.76cm" svg:x="15.975cm" svg:y="2.89cm">
          <draw:image xlink:href="Pictures/2000003F000019F8000016E1F6640E0E.svm" xlink:type="simple" xlink:show="embed" xlink:actuate="onLoad">
            <text:p/>
          </draw:image>
        </draw:frame>
        <draw:g>
          <draw:line draw:style-name="gr7" draw:text-style-name="P1" draw:layer="layout" svg:x1="15.365cm" svg:y1="3.659cm" svg:x2="15.049cm" svg:y2="3.716cm">
            <text:p/>
          </draw:line>
          <draw:line draw:style-name="gr7" draw:text-style-name="P1" draw:layer="layout" svg:x1="13.975cm" svg:y1="3.375cm" svg:x2="15.049cm" svg:y2="3.716cm">
            <text:p/>
          </draw:line>
          <draw:line draw:style-name="gr7" draw:text-style-name="P1" draw:layer="layout" svg:x1="15.365cm" svg:y1="3.659cm" svg:x2="16.376cm" svg:y2="4cm">
            <text:p/>
          </draw:line>
        </draw:g>
        <draw:frame draw:style-name="gr11" draw:text-style-name="P1" draw:layer="layout" svg:width="2cm" svg:height="1.76cm" svg:x="1.85cm" svg:y="0.725cm">
          <draw:image xlink:href="Pictures/2000003F000019F8000016E1F6640E0E.svm" xlink:type="simple" xlink:show="embed" xlink:actuate="onLoad">
            <text:p/>
          </draw:image>
        </draw:frame>
        <draw:g>
          <draw:line draw:style-name="gr7" draw:text-style-name="P1" draw:layer="layout" svg:x1="4.577cm" svg:y1="2.449cm" svg:x2="4.371cm" svg:y2="2.633cm">
            <text:p/>
          </draw:line>
          <draw:line draw:style-name="gr7" draw:text-style-name="P1" draw:layer="layout" svg:x1="5.6cm" svg:y1="3.259cm" svg:x2="4.373cm" svg:y2="2.633cm">
            <text:p/>
          </draw:line>
          <draw:line draw:style-name="gr7" draw:text-style-name="P1" draw:layer="layout" svg:x1="4.577cm" svg:y1="2.449cm" svg:x2="3.35cm" svg:y2="1.86cm">
            <text:p/>
          </draw:line>
        </draw:g>
        <draw:frame draw:style-name="gr11" draw:text-style-name="P1" draw:layer="layout" svg:width="2cm" svg:height="1.76cm" svg:x="1.625cm" svg:y="3.125cm">
          <draw:image xlink:href="Pictures/2000003F000019F8000016E1F6640E0E.svm" xlink:type="simple" xlink:show="embed" xlink:actuate="onLoad">
            <text:p/>
          </draw:image>
        </draw:frame>
        <draw:g>
          <draw:line draw:style-name="gr7" draw:text-style-name="P1" draw:layer="layout" svg:x1="4.235cm" svg:y1="3.894cm" svg:x2="4.551cm" svg:y2="3.951cm">
            <text:p/>
          </draw:line>
          <draw:line draw:style-name="gr7" draw:text-style-name="P1" draw:layer="layout" svg:x1="5.625cm" svg:y1="3.61cm" svg:x2="4.551cm" svg:y2="3.951cm">
            <text:p/>
          </draw:line>
          <draw:line draw:style-name="gr7" draw:text-style-name="P1" draw:layer="layout" svg:x1="4.236cm" svg:y1="3.894cm" svg:x2="3.225cm" svg:y2="4.235cm">
            <text:p/>
          </draw:line>
        </draw:g>
        <draw:frame draw:style-name="gr5" draw:text-style-name="P2" draw:layer="layout" svg:width="1.836cm" svg:height="0.625cm" svg:x="11.725cm" svg:y="8.376cm">
          <draw:text-box>
            <text:p><text:span text:style-name="T1">Spoke31</text:span></text:p>
          </draw:text-box>
        </draw:frame>
        <draw:frame draw:style-name="gr5" draw:text-style-name="P2" draw:layer="layout" svg:width="1.836cm" svg:height="0.625cm" svg:x="15.575cm" svg:y="8.376cm">
          <draw:text-box>
            <text:p><text:span text:style-name="T1">Spoke32</text:span></text:p>
          </draw:text-box>
        </draw:frame>
        <draw:frame draw:style-name="gr8" draw:text-style-name="P2" draw:layer="layout" svg:width="1.264cm" svg:height="0.625cm" svg:x="12.736cm" svg:y="2.375cm">
          <draw:text-box>
            <text:p><text:span text:style-name="T1">Hub4</text:span></text:p>
          </draw:text-box>
        </draw:frame>
        <draw:frame draw:style-name="gr8" draw:text-style-name="P2" draw:layer="layout" svg:width="1.264cm" svg:height="0.625cm" svg:x="5.536cm" svg:y="2.376cm">
          <draw:text-box>
            <text:p><text:span text:style-name="T1">Hub1</text:span></text:p>
          </draw:text-box>
        </draw:frame>
        <draw:frame draw:style-name="gr5" draw:text-style-name="P2" draw:layer="layout" svg:width="1.836cm" svg:height="0.625cm" svg:x="16.15cm" svg:y="4.5cm">
          <draw:text-box>
            <text:p><text:span text:style-name="T1">Spoke41</text:span></text:p>
          </draw:text-box>
        </draw:frame>
        <draw:frame draw:style-name="gr5" draw:text-style-name="P2" draw:layer="layout" svg:width="1.836cm" svg:height="0.625cm" svg:x="15.95cm" svg:y="2.101cm">
          <draw:text-box>
            <text:p><text:span text:style-name="T1">Spoke42</text:span></text:p>
          </draw:text-box>
        </draw:frame>
        <draw:frame draw:style-name="gr5" draw:text-style-name="P2" draw:layer="layout" svg:width="1.836cm" svg:height="0.625cm" svg:x="1.65cm" svg:y="4.801cm">
          <draw:text-box>
            <text:p><text:span text:style-name="T1">Spoke12</text:span></text:p>
          </draw:text-box>
        </draw:frame>
        <draw:frame draw:style-name="gr5" draw:text-style-name="P2" draw:layer="layout" svg:width="1.836cm" svg:height="0.625cm" svg:x="1.85cm" svg:y="2.302cm">
          <draw:text-box>
            <text:p><text:span text:style-name="T1">Spoke11</text:span></text:p>
          </draw:text-box>
        </draw:frame>
        <draw:line draw:style-name="gr7" draw:text-style-name="P1" draw:layer="layout" svg:x1="1.75cm" svg:y1="6.175cm" svg:x2="3cm" svg:y2="6.175cm">
          <text:p/>
        </draw:line>
        <draw:line draw:style-name="gr10" draw:text-style-name="P1" draw:layer="layout" svg:x1="1.75cm" svg:y1="6.4cm" svg:x2="3cm" svg:y2="6.4cm">
          <text:p/>
        </draw:line>
        <draw:line draw:style-name="gr9" draw:text-style-name="P1" draw:layer="layout" svg:x1="1.75cm" svg:y1="6.65cm" svg:x2="3cm" svg:y2="6.65cm">
          <text:p/>
        </draw:line>
        <draw:frame draw:style-name="gr8" draw:text-style-name="P5" draw:layer="layout" svg:width="1.125cm" svg:height="0.625cm" svg:x="2.875cm" svg:y="6.125cm">
          <draw:text-box>
            <text:p text:style-name="P4"><text:span text:style-name="T3">LAN</text:span></text:p>
          </draw:text-box>
        </draw:frame>
        <draw:g>
          <draw:line draw:style-name="gr7" draw:text-style-name="P1" draw:layer="layout" svg:x1="2.375cm" svg:y1="7.263cm" svg:x2="2.501cm" svg:y2="7.345cm">
            <text:p/>
          </draw:line>
          <draw:line draw:style-name="gr7" draw:text-style-name="P1" draw:layer="layout" svg:x1="1.75cm" svg:y1="7.625cm" svg:x2="2.5cm" svg:y2="7.345cm">
            <text:p/>
          </draw:line>
          <draw:line draw:style-name="gr7" draw:text-style-name="P1" draw:layer="layout" svg:x1="2.375cm" svg:y1="7.263cm" svg:x2="3.125cm" svg:y2="7cm">
            <text:p/>
          </draw:line>
        </draw:g>
        <draw:frame draw:style-name="gr8" draw:text-style-name="P5" draw:layer="layout" svg:width="1.125cm" svg:height="0.625cm" svg:x="2.876cm" svg:y="7.026cm">
          <draw:text-box>
            <text:p text:style-name="P4"><text:span text:style-name="T3">WAN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17T21:37:40</dc:date>
    <meta:editing-duration>PT6H47M2S</meta:editing-duration>
    <meta:editing-cycles>21</meta:editing-cycles>
    <meta:generator>LibreOffice/3.4$Unix LibreOffice_project/340m1$Build-402</meta:generator>
    <meta:document-statistic meta:object-count="114"/>
  </office:meta>
</office:document-meta>
</file>